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16.24pt" svg:y="155.17pt">
            <loext:p draw:notify-on-update-of-ranges="Sheet1.A2:Sheet1.A7 Sheet1.D1:Sheet1.D1 Sheet1.D2:Sheet1.D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SHS 2011</text:p>
          </table:table-cell>
          <table:table-cell office:value-type="string" calcext:value-type="string">
            <text:p>Census 2011</text:p>
          </table:table-cell>
          <table:table-cell table:style-name="Default" office:value-type="string" calcext:value-type="string">
            <text:p>Census 2011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0 to 24</text:p>
          </table:table-cell>
          <table:table-cell table:formula="of:=0.18+0.12" office:value-type="float" office:value="0.3" calcext:value-type="float">
            <text:p>0.3</text:p>
          </table:table-cell>
          <table:table-cell table:formula="of:=292800+269700+291600+330800+363900" office:value-type="float" office:value="1548800" calcext:value-type="float">
            <text:p>1548800</text:p>
          </table:table-cell>
          <table:table-cell table:formula="of:=[.C2]/[.C$9]" office:value-type="percentage" office:value="0.292480265891151" calcext:value-type="percentage">
            <text:p>29.2%</text:p>
          </table:table-cell>
          <table:table-cell office:value-type="string" calcext:value-type="string">
            <text:p>Age boundary at 15 didn’t match between SHS and Census</text:p>
          </table:table-cell>
        </table:table-row>
        <table:table-row table:style-name="ro1">
          <table:table-cell office:value-type="string" calcext:value-type="string">
            <text:p>25 to 34</text:p>
          </table:table-cell>
          <table:table-cell office:value-type="float" office:value="0.12" calcext:value-type="float">
            <text:p>0.12</text:p>
          </table:table-cell>
          <table:table-cell table:formula="of:=345600+321700" office:value-type="float" office:value="667300" calcext:value-type="float">
            <text:p>667300</text:p>
          </table:table-cell>
          <table:table-cell table:formula="of:=[.C3]/[.C$9]" office:value-type="percentage" office:value="0.126015031914492" calcext:value-type="percentage">
            <text:p>12.6%</text:p>
          </table:table-cell>
          <table:table-cell/>
        </table:table-row>
        <table:table-row table:style-name="ro1">
          <table:table-cell office:value-type="string" calcext:value-type="string">
            <text:p>35 to 44</text:p>
          </table:table-cell>
          <table:table-cell office:value-type="float" office:value="0.14" calcext:value-type="float">
            <text:p>0.14</text:p>
          </table:table-cell>
          <table:table-cell table:formula="of:=340000+394700" office:value-type="float" office:value="734700" calcext:value-type="float">
            <text:p>734700</text:p>
          </table:table-cell>
          <table:table-cell table:formula="of:=[.C4]/[.C$9]" office:value-type="percentage" office:value="0.138743060014352" calcext:value-type="percentage">
            <text:p>13.9%</text:p>
          </table:table-cell>
          <table:table-cell/>
        </table:table-row>
        <table:table-row table:style-name="ro1">
          <table:table-cell office:value-type="string" calcext:value-type="string">
            <text:p>45 to 59</text:p>
          </table:table-cell>
          <table:table-cell office:value-type="float" office:value="0.21" calcext:value-type="float">
            <text:p>0.21</text:p>
          </table:table-cell>
          <table:table-cell table:formula="of:=410900+375800+330900" office:value-type="float" office:value="1117600" calcext:value-type="float">
            <text:p>1117600</text:p>
          </table:table-cell>
          <table:table-cell table:formula="of:=[.C5]/[.C$9]" office:value-type="percentage" office:value="0.211051100955546" calcext:value-type="percentage">
            <text:p>21.1%</text:p>
          </table:table-cell>
          <table:table-cell/>
        </table:table-row>
        <table:table-row table:style-name="ro1">
          <table:table-cell office:value-type="string" calcext:value-type="string">
            <text:p>60 to 74</text:p>
          </table:table-cell>
          <table:table-cell office:value-type="float" office:value="0.16" calcext:value-type="float">
            <text:p>0.16</text:p>
          </table:table-cell>
          <table:table-cell table:formula="of:=336500+261200+220600" office:value-type="float" office:value="818300" calcext:value-type="float">
            <text:p>818300</text:p>
          </table:table-cell>
          <table:table-cell table:formula="of:=[.C6]/[.C$9]" office:value-type="percentage" office:value="0.154530347093704" calcext:value-type="percentage">
            <text:p>15.5%</text:p>
          </table:table-cell>
          <table:table-cell/>
        </table:table-row>
        <table:table-row table:style-name="ro1">
          <table:table-cell office:value-type="string" calcext:value-type="string">
            <text:p>75 plus</text:p>
          </table:table-cell>
          <table:table-cell office:value-type="float" office:value="0.07" calcext:value-type="float">
            <text:p>0.07</text:p>
          </table:table-cell>
          <table:table-cell table:formula="of:=178100+230400" office:value-type="float" office:value="408500" calcext:value-type="float">
            <text:p>408500</text:p>
          </table:table-cell>
          <table:table-cell table:formula="of:=[.C7]/[.C$9]" office:value-type="percentage" office:value="0.0771424255013786" calcext:value-type="percentage">
            <text:p>7.7%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ase</text:p>
          </table:table-cell>
          <table:table-cell table:style-name="Default" office:value-type="float" office:value="31885" calcext:value-type="float">
            <text:p>31885</text:p>
          </table:table-cell>
          <table:table-cell table:formula="of:=5295400" office:value-type="float" office:value="5295400" calcext:value-type="float">
            <text:p>5295400</text:p>
          </table:table-cell>
          <table:table-cell table:style-name="ce3" table:formula="of:=SUM([.D2:.D7])" office:value-type="percentage" office:value="0.999962231370624" calcext:value-type="percentage">
            <text:p>100.00%</text:p>
          </table:table-cell>
          <table:table-cell/>
        </table:table-row>
        <table:table-row table:style-name="ro1">
          <table:table-cell table:style-name="Default"/>
          <table:table-cell table:style-name="Default" table:formula="of:=SUM([.B2:.B7])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</table:table>
      <table:table table:name="CSV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Default" table:formula="of:=[Sheet1.B1]" office:value-type="string" office:string-value="SHS 2011" calcext:value-type="string">
            <text:p>SHS 2011</text:p>
          </table:table-cell>
          <table:table-cell table:formula="of:=[Sheet1.D1]" office:value-type="string" office:string-value="Census 2011" calcext:value-type="string">
            <text:p>Census 2011</text:p>
          </table:table-cell>
        </table:table-row>
        <table:table-row table:style-name="ro1">
          <table:table-cell table:formula="of:=[Sheet1.A2]" office:value-type="string" office:string-value="0 to 24" calcext:value-type="string">
            <text:p>0 to 24</text:p>
          </table:table-cell>
          <table:table-cell table:formula="of:=[Sheet1.B2]" office:value-type="percentage" office:value="0.3" calcext:value-type="percentage">
            <text:p>30.00%</text:p>
          </table:table-cell>
          <table:table-cell table:formula="of:=[Sheet1.D2]" office:value-type="percentage" office:value="0.292480265891151" calcext:value-type="percentage">
            <text:p>29.25%</text:p>
          </table:table-cell>
        </table:table-row>
        <table:table-row table:style-name="ro1">
          <table:table-cell table:formula="of:=[Sheet1.A3]" office:value-type="string" office:string-value="25 to 34" calcext:value-type="string">
            <text:p>25 to 34</text:p>
          </table:table-cell>
          <table:table-cell table:formula="of:=[Sheet1.B3]" office:value-type="percentage" office:value="0.12" calcext:value-type="percentage">
            <text:p>12.00%</text:p>
          </table:table-cell>
          <table:table-cell table:formula="of:=[Sheet1.D3]" office:value-type="percentage" office:value="0.126015031914492" calcext:value-type="percentage">
            <text:p>12.60%</text:p>
          </table:table-cell>
        </table:table-row>
        <table:table-row table:style-name="ro1">
          <table:table-cell table:formula="of:=[Sheet1.A4]" office:value-type="string" office:string-value="35 to 44" calcext:value-type="string">
            <text:p>35 to 44</text:p>
          </table:table-cell>
          <table:table-cell table:formula="of:=[Sheet1.B4]" office:value-type="percentage" office:value="0.14" calcext:value-type="percentage">
            <text:p>14.00%</text:p>
          </table:table-cell>
          <table:table-cell table:formula="of:=[Sheet1.D4]" office:value-type="percentage" office:value="0.138743060014352" calcext:value-type="percentage">
            <text:p>13.87%</text:p>
          </table:table-cell>
        </table:table-row>
        <table:table-row table:style-name="ro1">
          <table:table-cell table:formula="of:=[Sheet1.A5]" office:value-type="string" office:string-value="45 to 59" calcext:value-type="string">
            <text:p>45 to 59</text:p>
          </table:table-cell>
          <table:table-cell table:formula="of:=[Sheet1.B5]" office:value-type="percentage" office:value="0.21" calcext:value-type="percentage">
            <text:p>21.00%</text:p>
          </table:table-cell>
          <table:table-cell table:formula="of:=[Sheet1.D5]" office:value-type="percentage" office:value="0.211051100955546" calcext:value-type="percentage">
            <text:p>21.11%</text:p>
          </table:table-cell>
        </table:table-row>
        <table:table-row table:style-name="ro1">
          <table:table-cell table:formula="of:=[Sheet1.A6]" office:value-type="string" office:string-value="60 to 74" calcext:value-type="string">
            <text:p>60 to 74</text:p>
          </table:table-cell>
          <table:table-cell table:formula="of:=[Sheet1.B6]" office:value-type="percentage" office:value="0.16" calcext:value-type="percentage">
            <text:p>16.00%</text:p>
          </table:table-cell>
          <table:table-cell table:formula="of:=[Sheet1.D6]" office:value-type="percentage" office:value="0.154530347093704" calcext:value-type="percentage">
            <text:p>15.45%</text:p>
          </table:table-cell>
        </table:table-row>
        <table:table-row table:style-name="ro1">
          <table:table-cell table:formula="of:=[Sheet1.A7]" office:value-type="string" office:string-value="75 plus" calcext:value-type="string">
            <text:p>75 plus</text:p>
          </table:table-cell>
          <table:table-cell table:formula="of:=[Sheet1.B7]" office:value-type="percentage" office:value="0.07" calcext:value-type="percentage">
            <text:p>7.00%</text:p>
          </table:table-cell>
          <table:table-cell table:formula="of:=[Sheet1.D7]" office:value-type="percentage" office:value="0.0771424255013786" calcext:value-type="percentage">
            <text:p>7.71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in age group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7:45:48.653430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10:01.069705847</meta:creation-date>
    <dc:date>2017-10-22T17:48:43.850334844</dc:date>
    <meta:editing-duration>PT8M46S</meta:editing-duration>
    <meta:editing-cycles>2</meta:editing-cycles>
    <meta:generator>LibreOffice/5.3.3.2$Linux_X86_64 LibreOffice_project/30m0$Build-2</meta:generator>
    <meta:document-statistic meta:table-count="2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svg:x="12.709cm" svg:y="0.374cm" style:legend-expansion="custom" chartooo:width="2.529cm" chartooo:height="1.179cm" style:legend-expansion-aspect-ratio="2.14503816793893" chart:style-name="ch2"/>
        <chart:plot-area chart:style-name="ch3" table:cell-range-address="Sheet1.A2:Sheet1.B7 Sheet1.D1:Sheet1.D7 Sheet1.B1:Sheet1.B1" chart:data-source-has-labels="both" svg:x="0.32cm" svg:y="0.18cm" svg:width="15.36cm" svg:height="8.64cm">
          <chartooo:coordinate-region svg:x="1.232cm" svg:y="0.354cm" svg:width="14.448cm" svg:height="7.872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chart:label-cell-address="Sheet1.D1:Sheet1.D1" chart:class="chart:bar">
            <chart:data-point chart:repeated="6"/>
          </chart:series>
          <chart:series chart:style-name="ch8" chart:values-cell-range-address="Sheet1.B2:Sheet1.B7" chart:label-cell-address="Sheet1.B1:Sheet1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sus 2011</text:p>
                <draw:g>
                  <svg:desc>Sheet1.D1:Sheet1.D1</svg:desc>
                </draw:g>
              </table:table-cell>
              <table:table-cell office:value-type="string">
                <text:p>SHS 201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to 24</text:p>
                <draw:g>
                  <svg:desc>Sheet1.A2:Sheet1.A7</svg:desc>
                </draw:g>
              </table:table-cell>
              <table:table-cell office:value-type="float" office:value="0.292480265891151">
                <text:p>0.292480265891151</text:p>
                <draw:g>
                  <svg:desc>Sheet1.D2:Sheet1.D7</svg:desc>
                </draw:g>
              </table:table-cell>
              <table:table-cell office:value-type="float" office:value="0.3">
                <text:p>0.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5 to 34</text:p>
              </table:table-cell>
              <table:table-cell office:value-type="float" office:value="0.126015031914492">
                <text:p>0.1260150319144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 to 44</text:p>
              </table:table-cell>
              <table:table-cell office:value-type="float" office:value="0.138743060014352">
                <text:p>0.13874306001435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5 to 59</text:p>
              </table:table-cell>
              <table:table-cell office:value-type="float" office:value="0.211051100955546">
                <text:p>0.21105110095554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0 to 74</text:p>
              </table:table-cell>
              <table:table-cell office:value-type="float" office:value="0.154530347093704">
                <text:p>0.1545303470937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5 plus</text:p>
              </table:table-cell>
              <table:table-cell office:value-type="float" office:value="0.0771424255013786">
                <text:p>0.0771424255013786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